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9" style:family="table">
      <style:table-properties style:width="6.716in" fo:break-before="page" table:align="left" style:shadow="none" style:writing-mode="lr-tb"/>
    </style:style>
    <style:style style:name="Table89.A" style:family="table-column">
      <style:table-column-properties style:column-width="0.3944in"/>
    </style:style>
    <style:style style:name="Table89.B" style:family="table-column">
      <style:table-column-properties style:column-width="0.2951in"/>
    </style:style>
    <style:style style:name="Table89.C" style:family="table-column">
      <style:table-column-properties style:column-width="1.0826in"/>
    </style:style>
    <style:style style:name="Table89.D" style:family="table-column">
      <style:table-column-properties style:column-width="0.4215in"/>
    </style:style>
    <style:style style:name="Table89.E" style:family="table-column">
      <style:table-column-properties style:column-width="0.4903in"/>
    </style:style>
    <style:style style:name="Table89.F" style:family="table-column">
      <style:table-column-properties style:column-width="2.1271in"/>
    </style:style>
    <style:style style:name="Table89.G" style:family="table-column">
      <style:table-column-properties style:column-width="0.1889in"/>
    </style:style>
    <style:style style:name="Table89.H" style:family="table-column">
      <style:table-column-properties style:column-width="0.2521in"/>
    </style:style>
    <style:style style:name="Table89.I" style:family="table-column">
      <style:table-column-properties style:column-width="0.191in"/>
    </style:style>
    <style:style style:name="Table89.J" style:family="table-column">
      <style:table-column-properties style:column-width="0.4632in"/>
    </style:style>
    <style:style style:name="Table89.K" style:family="table-column">
      <style:table-column-properties style:column-width="0.8097in"/>
    </style:style>
    <style:style style:name="Table89.1" style:family="table-row">
      <style:table-row-properties fo:keep-together="always"/>
    </style:style>
    <style:style style:name="Table89.A1" style:family="table-cell">
      <style:table-cell-properties style:vertical-align="middle" fo:padding-left="0.075in" fo:padding-right="0.075in" fo:padding-top="0in" fo:padding-bottom="0in" fo:border-left="3pt solid #000000" fo:border-right="none" fo:border-top="3pt solid #000000" fo:border-bottom="0.5pt solid #000000" style:writing-mode="lr-tb"/>
    </style:style>
    <style:style style:name="Table89.F1" style:family="table-cell">
      <style:table-cell-properties style:vertical-align="middle" fo:padding-left="0.075in" fo:padding-right="0.075in" fo:padding-top="0in" fo:padding-bottom="0in" fo:border-left="0.5pt solid #000000" fo:border-right="none" fo:border-top="3pt solid #000000" fo:border-bottom="0.5pt solid #000000" style:writing-mode="lr-tb"/>
    </style:style>
    <style:style style:name="Table89.J1" style:family="table-cell">
      <style:table-cell-properties style:vertical-align="middle" fo:padding-left="0.075in" fo:padding-right="0.075in" fo:padding-top="0in" fo:padding-bottom="0in" fo:border-left="0.5pt solid #000000" fo:border-right="3pt solid #000000" fo:border-top="3pt solid #000000" fo:border-bottom="0.5pt solid #000000" style:writing-mode="lr-tb"/>
    </style:style>
    <style:style style:name="Table89.A2" style:family="table-cell">
      <style:table-cell-properties style:vertical-align="middle" fo:padding-left="0.075in" fo:padding-right="0.075in" fo:padding-top="0in" fo:padding-bottom="0in" fo:border-left="3pt solid #000000" fo:border-right="none" fo:border-top="0.5pt solid #000000" fo:border-bottom="0.5pt solid #000000" style:writing-mode="lr-tb"/>
    </style:style>
    <style:style style:name="Table8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9.J2" style:family="table-cell">
      <style:table-cell-properties style:vertical-align="middle" fo:padding-left="0.075in" fo:padding-right="0.075in" fo:padding-top="0in" fo:padding-bottom="0in" fo:border-left="0.5pt solid #000000" fo:border-right="3pt solid #000000" fo:border-top="0.5pt solid #000000" fo:border-bottom="0.5pt solid #000000" style:writing-mode="lr-tb"/>
    </style:style>
    <style:style style:name="Table89.A6" style:family="table-cell">
      <style:table-cell-properties style:vertical-align="middle" fo:padding-left="0.075in" fo:padding-right="0.075in" fo:padding-top="0in" fo:padding-bottom="0in" fo:border-left="3pt solid #000000" fo:border-right="none" fo:border-top="none" fo:border-bottom="0.5pt solid #000000" style:writing-mode="lr-tb"/>
    </style:style>
    <style:style style:name="Table89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9.J6" style:family="table-cell">
      <style:table-cell-properties style:vertical-align="middle" fo:padding-left="0.075in" fo:padding-right="0.075in" fo:padding-top="0in" fo:padding-bottom="0in" fo:border-left="0.5pt solid #000000" fo:border-right="3pt solid #000000" fo:border-top="none" fo:border-bottom="0.5pt solid #000000" style:writing-mode="lr-tb"/>
    </style:style>
    <style:style style:name="Table89.A29" style:family="table-cell">
      <style:table-cell-properties style:vertical-align="top" fo:padding-left="0.075in" fo:padding-right="0.075in" fo:padding-top="0in" fo:padding-bottom="0in" fo:border-left="3pt solid #000000" fo:border-right="none" fo:border-top="0.5pt solid #000000" fo:border-bottom="0.5pt solid #000000" style:writing-mode="lr-tb"/>
    </style:style>
    <style:style style:name="Table89.F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9.J29" style:family="table-cell">
      <style:table-cell-properties style:vertical-align="top" fo:padding-left="0.075in" fo:padding-right="0.075in" fo:padding-top="0in" fo:padding-bottom="0in" fo:border-left="0.5pt solid #000000" fo:border-right="3pt solid #000000" fo:border-top="0.5pt solid #000000" fo:border-bottom="0.5pt solid #000000" style:writing-mode="lr-tb"/>
    </style:style>
    <style:style style:name="Table89.A30" style:family="table-cell">
      <style:table-cell-properties style:vertical-align="top" fo:padding-left="0.075in" fo:padding-right="0.075in" fo:padding-top="0in" fo:padding-bottom="0in" fo:border-left="3pt solid #000000" fo:border-right="none" fo:border-top="0.5pt solid #000000" fo:border-bottom="1pt solid #000000" style:writing-mode="lr-tb"/>
    </style:style>
    <style:style style:name="Table89.F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89.J30" style:family="table-cell">
      <style:table-cell-properties style:vertical-align="top" fo:padding-left="0.075in" fo:padding-right="0.075in" fo:padding-top="0in" fo:padding-bottom="0in" fo:border-left="0.5pt solid #000000" fo:border-right="3pt solid #000000" fo:border-top="0.5pt solid #000000" fo:border-bottom="1pt solid #000000" style:writing-mode="lr-tb"/>
    </style:style>
    <style:style style:name="Table89.32" style:family="table-row">
      <style:table-row-properties style:min-row-height="0.1764in" fo:keep-together="always"/>
    </style:style>
    <style:style style:name="Table89.A33" style:family="table-cell">
      <style:table-cell-properties style:vertical-align="top" fo:padding-left="0.075in" fo:padding-right="0.075in" fo:padding-top="0in" fo:padding-bottom="0in" fo:border-left="3pt solid #000000" fo:border-right="none" fo:border-top="3pt solid #000000" fo:border-bottom="3pt solid #000000" style:writing-mode="lr-tb"/>
    </style:style>
    <style:style style:name="Table89.E33" style:family="table-cell">
      <style:table-cell-properties style:vertical-align="top" fo:padding-left="0.075in" fo:padding-right="0.075in" fo:padding-top="0in" fo:padding-bottom="0in" fo:border="3pt solid #000000" style:writing-mode="lr-tb"/>
    </style:style>
    <style:style style:name="Table89.A34" style:family="table-cell">
      <style:table-cell-properties style:vertical-align="top" fo:padding-left="0.075in" fo:padding-right="0.075in" fo:padding-top="0in" fo:padding-bottom="0in" fo:border-left="3pt solid #000000" fo:border-right="none" fo:border-top="none" fo:border-bottom="3pt solid #000000" style:writing-mode="lr-tb"/>
    </style:style>
    <style:style style:name="Table89.E34" style:family="table-cell">
      <style:table-cell-properties style:vertical-align="top" fo:padding-left="0.075in" fo:padding-right="0.075in" fo:padding-top="0in" fo:padding-bottom="0in" fo:border-left="3pt solid #000000" fo:border-right="3pt solid #000000" fo:border-top="none" fo:border-bottom="3pt solid #000000" style:writing-mode="lr-tb"/>
    </style:style>
    <style:style style:name="Table89.36" style:family="table-row">
      <style:table-row-properties style:min-row-height="0.1819in" fo:keep-together="always"/>
    </style:style>
    <style:style style:name="Table89.37" style:family="table-row">
      <style:table-row-properties style:min-row-height="0.2257in" fo:keep-together="always"/>
    </style:style>
    <style:style style:name="Table89.E37" style:family="table-cell">
      <style:table-cell-properties style:vertical-align="middle" fo:padding-left="0.075in" fo:padding-right="0.075in" fo:padding-top="0in" fo:padding-bottom="0in" fo:border-left="3pt solid #000000" fo:border-right="3pt solid #000000" fo:border-top="none" fo:border-bottom="3pt solid #000000" style:writing-mode="lr-tb"/>
    </style:style>
    <style:style style:name="Table89.38" style:family="table-row">
      <style:table-row-properties style:min-row-height="0.2472in" fo:keep-together="always"/>
    </style:style>
    <style:style style:name="Table89.39" style:family="table-row">
      <style:table-row-properties style:min-row-height="0.2542in" fo:keep-together="always"/>
    </style:style>
    <style:style style:name="Table89.C40" style:family="table-cell">
      <style:table-cell-properties style:vertical-align="middle" fo:padding-left="0.075in" fo:padding-right="0.075in" fo:padding-top="0in" fo:padding-bottom="0in" fo:border-left="3pt solid #000000" fo:border-right="none" fo:border-top="none" fo:border-bottom="3pt solid #000000" style:writing-mode="lr-tb"/>
    </style:style>
    <style:style style:name="Table89.41" style:family="table-row">
      <style:table-row-properties style:min-row-height="0.125in" fo:keep-together="always"/>
    </style:style>
    <style:style style:name="P1" style:family="paragraph" style:parent-style-name="Standard">
      <style:paragraph-properties fo:margin-left="0in" fo:margin-right="0.1217in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2" style:family="paragraph" style:parent-style-name="Standard">
      <style:paragraph-properties fo:margin-left="0in" fo:margin-right="0.1217in" fo:text-align="center" style:justify-single-word="false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3" style:family="paragraph" style:parent-style-name="Standard">
      <style:paragraph-properties fo:margin-left="0in" fo:margin-right="0.1217in" fo:text-align="center" style:justify-single-word="false" fo:text-indent="0in" style:auto-text-indent="false"/>
      <style:text-properties fo:font-size="12pt" fo:font-style="italic" officeooo:paragraph-rsid="000bf663" style:font-size-asian="12pt" style:font-style-asian="italic" style:font-size-complex="12pt"/>
    </style:style>
    <style:style style:name="P4" style:family="paragraph" style:parent-style-name="Standard">
      <style:paragraph-properties fo:margin-left="0in" fo:margin-right="0.1217in" fo:text-align="center" style:justify-single-word="false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5" style:family="paragraph" style:parent-style-name="Standard">
      <style:paragraph-properties fo:line-height="120%" fo:text-align="center" style:justify-single-word="false"/>
      <style:text-properties fo:font-size="11pt" fo:font-style="italic" officeooo:paragraph-rsid="000bf663" style:font-size-asian="11pt" style:font-style-asian="italic"/>
    </style:style>
    <style:style style:name="P6" style:family="paragraph" style:parent-style-name="Standard">
      <style:paragraph-properties fo:line-height="120%"/>
      <style:text-properties officeooo:paragraph-rsid="000bf663"/>
    </style:style>
    <style:style style:name="P7" style:family="paragraph" style:parent-style-name="Standard">
      <style:paragraph-properties fo:line-height="120%" style:snap-to-layout-grid="false"/>
      <style:text-properties fo:font-size="12pt" fo:font-style="italic" officeooo:paragraph-rsid="000bf663" style:font-size-asian="12pt" style:font-style-asian="italic"/>
    </style:style>
    <style:style style:name="P8" style:family="paragraph" style:parent-style-name="Standard">
      <style:text-properties fo:font-size="12pt" fo:font-style="italic" officeooo:paragraph-rsid="000bf663" style:font-size-asian="12pt" style:font-style-asian="italic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officeooo:paragraph-rsid="000bf663" style:font-size-asian="12pt" style:font-style-asian="italic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paragraph-rsid="000bf663" style:font-size-asian="12pt" style:font-size-complex="12pt"/>
    </style:style>
    <style:style style:name="P11" style:family="paragraph" style:parent-style-name="Standard">
      <style:paragraph-properties fo:line-height="120%" style:snap-to-layout-grid="false"/>
      <style:text-properties fo:font-size="12pt" officeooo:paragraph-rsid="000bf663" style:font-size-asian="12pt"/>
    </style:style>
    <style:style style:name="P12" style:family="paragraph" style:parent-style-name="Standard">
      <style:paragraph-properties fo:line-height="120%" fo:text-align="center" style:justify-single-word="false"/>
      <style:text-properties fo:font-size="12pt" officeooo:paragraph-rsid="000bf663" style:font-size-asian="12pt"/>
    </style:style>
    <style:style style:name="P13" style:family="paragraph" style:parent-style-name="Standard">
      <style:paragraph-properties fo:line-height="120%"/>
      <style:text-properties fo:font-size="12pt" officeooo:paragraph-rsid="000bf663" style:font-size-asian="12pt"/>
    </style:style>
    <style:style style:name="P14" style:family="paragraph" style:parent-style-name="Standard">
      <style:text-properties fo:font-size="12pt" officeooo:paragraph-rsid="000bf663" style:font-size-asian="12pt" style:font-size-complex="12pt"/>
    </style:style>
    <style:style style:name="P15" style:family="paragraph" style:parent-style-name="Standard">
      <style:paragraph-properties fo:line-height="120%"/>
      <style:text-properties fo:font-size="12pt" officeooo:rsid="000bf663" officeooo:paragraph-rsid="000bf663" style:font-size-asian="12pt"/>
    </style:style>
    <style:style style:name="P16" style:family="paragraph" style:parent-style-name="Standard">
      <style:paragraph-properties fo:line-height="120%" style:snap-to-layout-grid="false"/>
      <style:text-properties fo:font-size="12pt" officeooo:rsid="000bf663" officeooo:paragraph-rsid="000d991d" style:font-size-asian="12pt"/>
    </style:style>
    <style:style style:name="P17" style:family="paragraph" style:parent-style-name="Standard">
      <style:paragraph-properties fo:line-height="120%"/>
      <style:text-properties fo:font-size="12pt" officeooo:rsid="000d991d" officeooo:paragraph-rsid="000d991d" style:font-size-asian="12pt"/>
    </style:style>
    <style:style style:name="P18" style:family="paragraph" style:parent-style-name="Standard">
      <style:paragraph-properties fo:line-height="120%" style:snap-to-layout-grid="false"/>
      <style:text-properties fo:font-size="12pt" officeooo:rsid="000d991d" officeooo:paragraph-rsid="000d991d" style:font-size-asian="12pt"/>
    </style:style>
    <style:style style:name="P19" style:family="paragraph" style:parent-style-name="Standard">
      <style:paragraph-properties fo:line-height="120%"/>
      <style:text-properties fo:font-size="12pt" officeooo:rsid="00121ce7" officeooo:paragraph-rsid="00121ce7" style:font-size-asian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officeooo:paragraph-rsid="000bf663" style:font-size-asian="9pt"/>
    </style:style>
    <style:style style:name="P21" style:family="paragraph" style:parent-style-name="Standard">
      <style:paragraph-properties fo:text-align="center" style:justify-single-word="false"/>
      <style:text-properties fo:font-size="9pt" fo:font-style="italic" officeooo:paragraph-rsid="000bf663" style:font-size-asian="9pt" style:font-style-asian="italic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.5pt" officeooo:paragraph-rsid="000bf663" style:font-size-asian="11.5pt"/>
    </style:style>
    <style:style style:name="P23" style:family="paragraph" style:parent-style-name="Standard">
      <style:paragraph-properties style:snap-to-layout-grid="false"/>
      <style:text-properties fo:font-size="11.5pt" officeooo:paragraph-rsid="000bf663" style:font-size-asian="11.5pt"/>
    </style:style>
    <style:style style:name="P24" style:family="paragraph" style:parent-style-name="Standard">
      <style:paragraph-properties fo:line-height="120%"/>
      <style:text-properties officeooo:rsid="000d991d" officeooo:paragraph-rsid="000d991d"/>
    </style:style>
    <style:style style:name="P25" style:family="paragraph" style:parent-style-name="Standard">
      <style:paragraph-properties fo:margin-left="0.0236in" fo:margin-right="0in" fo:line-height="120%" fo:text-indent="0in" style:auto-text-indent="false" style:snap-to-layout-grid="false"/>
      <style:text-properties fo:font-size="12pt" officeooo:paragraph-rsid="000bf663" style:font-size-asian="12pt"/>
    </style:style>
    <style:style style:name="P26" style:family="paragraph" style:parent-style-name="Standard">
      <style:paragraph-properties fo:margin-left="0.0236in" fo:margin-right="0in" fo:text-indent="0in" style:auto-text-indent="false" fo:background-color="#ffffff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27" style:family="paragraph" style:parent-style-name="Standard">
      <style:paragraph-properties fo:margin-left="0in" fo:margin-right="-0.0752in" fo:line-height="120%" fo:text-indent="0in" style:auto-text-indent="false" style:snap-to-layout-grid="false"/>
      <style:text-properties fo:font-size="12pt" officeooo:rsid="000bf663" officeooo:paragraph-rsid="000d991d" style:font-size-asian="12pt"/>
    </style:style>
    <style:style style:name="P28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2pt" officeooo:paragraph-rsid="000bf663" style:font-size-asian="12pt" style:font-size-complex="12pt"/>
    </style:style>
    <style:style style:name="P29" style:family="paragraph" style:parent-style-name="Standard">
      <style:paragraph-properties fo:margin-left="0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font-style="italic" officeooo:rsid="000bf663" officeooo:paragraph-rsid="000bf663" style:font-size-asian="10pt" style:font-style-asian="italic" style:font-size-complex="10pt"/>
    </style:style>
    <style:style style:name="P30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9pt" fo:language="en" fo:country="US" officeooo:paragraph-rsid="000bf663" style:font-size-asian="9pt"/>
    </style:style>
    <style:style style:name="P31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9pt" fo:font-style="italic" officeooo:paragraph-rsid="000bf663" style:font-size-asian="9pt" style:font-style-asian="italic" style:font-size-complex="9pt"/>
    </style:style>
    <style:style style:name="P32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9pt" officeooo:paragraph-rsid="000bf663" style:font-size-asian="9pt" style:font-size-complex="9pt"/>
    </style:style>
    <style:style style:name="P33" style:family="paragraph" style:parent-style-name="Standard">
      <style:paragraph-properties fo:margin-left="-0.0752in" fo:margin-right="0in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34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9pt" officeooo:paragraph-rsid="000bf663" style:font-size-asian="9pt"/>
    </style:style>
    <style:style style:name="P35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9pt" officeooo:paragraph-rsid="000bf663" style:font-size-asian="9pt" style:font-size-complex="9pt"/>
    </style:style>
    <style:style style:name="P36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9pt" fo:language="en" fo:country="US" officeooo:paragraph-rsid="000bf663" style:font-size-asian="9pt"/>
    </style:style>
    <style:style style:name="P37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9pt" fo:font-style="italic" officeooo:paragraph-rsid="000bf663" style:font-size-asian="9pt" style:font-style-asian="italic" style:font-size-complex="9pt"/>
    </style:style>
    <style:style style:name="P38" style:family="paragraph" style:parent-style-name="Standard">
      <style:paragraph-properties fo:margin-left="-0.0752in" fo:margin-right="-0.0752in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39" style:family="paragraph" style:parent-style-name="Standard">
      <style:paragraph-properties fo:margin-left="-0.0752in" fo:margin-right="-0.0752in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40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12pt" fo:font-style="italic" officeooo:rsid="0014d586" officeooo:paragraph-rsid="0014d586" style:font-size-asian="12pt" style:font-style-asian="italic" style:font-size-complex="12pt"/>
    </style:style>
    <style:style style:name="P41" style:family="paragraph" style:parent-style-name="Standard">
      <style:paragraph-properties fo:margin-left="-0.0752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letter-spacing="-0.0028in" fo:font-style="italic" officeooo:rsid="000bf663" officeooo:paragraph-rsid="000bf663" style:font-size-asian="10pt" style:font-style-asian="italic" style:font-size-complex="10pt"/>
    </style:style>
    <style:style style:name="P42" style:family="paragraph" style:parent-style-name="Standard">
      <style:paragraph-properties fo:margin-left="-0.0752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font-style="italic" officeooo:rsid="000bf663" officeooo:paragraph-rsid="000bf663" style:font-size-asian="10pt" style:font-style-asian="italic" style:font-size-complex="10pt"/>
    </style:style>
    <style:style style:name="P43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44" style:family="paragraph" style:parent-style-name="Standard">
      <style:paragraph-properties fo:margin-left="-0.0756in" fo:margin-right="-0.0752in" fo:text-align="start" style:justify-single-word="false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45" style:family="paragraph" style:parent-style-name="Standard">
      <style:paragraph-properties fo:margin-left="-0.0756in" fo:margin-right="-0.0752in" fo:text-align="start" style:justify-single-word="false" fo:text-indent="0in" style:auto-text-indent="false"/>
      <style:text-properties fo:font-size="10pt" officeooo:paragraph-rsid="000bf663" style:font-size-asian="10pt" style:font-size-complex="10pt"/>
    </style:style>
    <style:style style:name="P46" style:family="paragraph" style:parent-style-name="Standard">
      <style:paragraph-properties fo:margin-left="0.0236in" fo:margin-right="-0.0752in" fo:text-indent="0in" style:auto-text-indent="false" fo:background-color="#ffffff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style="italic" officeooo:rsid="0010f83d" officeooo:paragraph-rsid="0010f83d" style:font-size-asian="10pt" style:font-style-asian="italic" style:font-size-complex="10pt"/>
    </style:style>
    <style:style style:name="P48" style:family="paragraph" style:parent-style-name="Standard">
      <style:paragraph-properties fo:margin-left="0in" fo:margin-right="0in" fo:text-indent="0in" style:auto-text-indent="false">
        <style:tab-stops>
          <style:tab-stop style:position="0.7646in"/>
          <style:tab-stop style:position="1.8472in"/>
          <style:tab-stop style:position="2.3398in"/>
          <style:tab-stop style:position="2.8311in"/>
          <style:tab-stop style:position="4.9972in"/>
        </style:tab-stops>
      </style:paragraph-properties>
      <style:text-properties officeooo:paragraph-rsid="000bf663"/>
    </style:style>
    <style:style style:name="P49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2pt" fo:font-style="italic" officeooo:paragraph-rsid="000bf663" style:font-size-asian="12pt" style:font-style-asian="italic" style:font-size-complex="12pt"/>
    </style:style>
    <style:style style:name="P50" style:family="paragraph" style:parent-style-name="Heading_20_3">
      <style:paragraph-properties fo:margin-left="0.0236in" fo:margin-right="0in" fo:text-indent="0.0228in" style:auto-text-indent="false"/>
      <style:text-properties fo:font-size="12pt" officeooo:paragraph-rsid="000bf663" style:font-size-asian="12pt"/>
    </style:style>
    <style:style style:name="P51" style:family="paragraph" style:parent-style-name="Heading_20_3">
      <style:paragraph-properties fo:margin-left="0.0236in" fo:margin-right="0in" fo:text-indent="0.0228in" style:auto-text-indent="false" style:snap-to-layout-grid="false"/>
      <style:text-properties fo:font-size="12pt" officeooo:paragraph-rsid="000bf663" style:font-size-asian="12pt"/>
    </style:style>
    <style:style style:name="P52" style:family="paragraph" style:parent-style-name="Heading_20_3">
      <style:paragraph-properties fo:margin-left="0.0236in" fo:margin-right="0in" fo:text-align="justify" style:justify-single-word="false" fo:text-indent="0.0228in" style:auto-text-indent="false" style:snap-to-layout-grid="false"/>
      <style:text-properties fo:font-size="12pt" officeooo:paragraph-rsid="000bf663" style:font-size-asian="12pt"/>
    </style:style>
    <style:style style:name="P53" style:family="paragraph" style:parent-style-name="Heading_20_3">
      <style:paragraph-properties fo:margin-left="0.0236in" fo:margin-right="0in" fo:text-indent="0.4917in" style:auto-text-indent="false" style:snap-to-layout-grid="false"/>
      <style:text-properties fo:font-size="12pt" officeooo:paragraph-rsid="000bf663" style:font-size-asian="12pt"/>
    </style:style>
    <style:style style:name="P54" style:family="paragraph" style:parent-style-name="Heading_20_4">
      <style:paragraph-properties fo:margin-left="0in" fo:margin-right="0.1217in" fo:text-indent="0in" style:auto-text-indent="false"/>
      <style:text-properties fo:font-size="12pt" officeooo:paragraph-rsid="000bf663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bf663" style:font-size-asian="12pt"/>
    </style:style>
    <style:style style:name="T3" style:family="text">
      <style:text-properties fo:font-size="12pt" officeooo:rsid="000f6314" style:font-size-asian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officeooo:rsid="000bf663" style:font-size-asian="12pt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tyle="italic" officeooo:rsid="000bf663" style:font-style-asian="italic" style:font-style-complex="italic"/>
    </style:style>
    <style:style style:name="T8" style:family="text">
      <style:text-properties fo:font-style="italic" style:font-style-asian="italic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officeooo:rsid="0010f83d" style:font-style-asian="italic"/>
    </style:style>
    <style:style style:name="T11" style:family="text">
      <style:text-properties officeooo:rsid="000bf663"/>
    </style:style>
    <style:style style:name="T12" style:family="text">
      <style:text-properties officeooo:rsid="0010f83d"/>
    </style:style>
    <style:style style:name="T13" style:family="text">
      <style:text-properties officeooo:rsid="0013e0ab"/>
    </style:style>
    <style:style style:name="T14" style:family="text">
      <style:text-properties officeooo:rsid="00157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column table:style-name="Table89.E"/>
        <table:table-column table:style-name="Table89.F"/>
        <table:table-column table:style-name="Table89.G"/>
        <table:table-column table:style-name="Table89.H"/>
        <table:table-column table:style-name="Table89.I"/>
        <table:table-column table:style-name="Table89.J"/>
        <table:table-column table:style-name="Table89.K"/>
        <table:table-row table:style-name="Table89.1">
          <table:table-cell table:style-name="Table89.A1" table:number-columns-spanned="5" office:value-type="string">
            <text:p text:style-name="P5">Обозначение</text:p>
          </table:table-cell>
          <table:covered-table-cell/>
          <table:covered-table-cell/>
          <table:covered-table-cell/>
          <table:covered-table-cell/>
          <table:table-cell table:style-name="Table89.F1" table:number-columns-spanned="4" office:value-type="string">
            <text:p text:style-name="P5">Наименование</text:p>
          </table:table-cell>
          <table:covered-table-cell/>
          <table:covered-table-cell/>
          <table:covered-table-cell/>
          <table:table-cell table:style-name="Table89.J1" table:number-columns-spanned="2" office:value-type="string">
            <text:p text:style-name="P5">Дополнительные сведения</text:p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>Текстовые документы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><text:span text:style-name="T1">БГУИР ДП 1–</text:span><text:span text:style-name="T2">31</text:span><text:span text:style-name="T1"> 0</text:span><text:span text:style-name="T2">3</text:span><text:span text:style-name="T1"> 0</text:span><text:span text:style-name="T2">4</text:span><text:span text:style-name="T1"> </text:span><text:span text:style-name="T5">07 </text:span><text:span text:style-name="T1">0</text:span><text:span text:style-name="T2">87</text:span><text:span text:style-name="T1"> ПЗ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4">Пояснительная записк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2">7<text:span text:style-name="T14">7</text:span> с.</text:p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9">Аннотация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3">Отзыв руководителя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3">Рецензия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>Графические документы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25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><text:span text:style-name="T1">ГУИР </text:span><text:span text:style-name="T5">052003 </text:span><text:span text:style-name="T1">001 </text:span><text:span text:style-name="T3">ПД1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5">Последовательность обработки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6">сигнал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25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p text:style-name="P25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><text:span text:style-name="T1">ГУИР </text:span><text:span text:style-name="T5">052003 </text:span><text:span text:style-name="T1">002 </text:span><text:span text:style-name="T3">ПД2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5">Блок-схема алгоритм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27">обнаружения WFM 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1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1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><text:span text:style-name="T1">ГУИР </text:span><text:span text:style-name="T5">052003 </text:span><text:span text:style-name="T1">003 </text:span><text:span text:style-name="T3">ПД3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>Блок-схема алгоритм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8">обнаружения NFM 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1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6"><text:span text:style-name="T1">ГУИР </text:span><text:span text:style-name="T5">052003 </text:span><text:span text:style-name="T4">0</text:span><text:span text:style-name="T1">04 </text:span><text:span text:style-name="T3">ПЛ1</text:span></text:p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7">SDR-приемники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1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><text:span text:style-name="T1">ГУИР </text:span><text:span text:style-name="T5">052003 </text:span><text:span text:style-name="T4">0</text:span><text:span text:style-name="T1">05 </text:span><text:span text:style-name="T3">ПЛ2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>Спектрограммы различных тип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8">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6"><text:span text:style-name="T1">ГУИР </text:span><text:span text:style-name="T5">052003 </text:span><text:span text:style-name="T4">0</text:span><text:span text:style-name="T1">0</text:span><text:span text:style-name="T4">6</text:span><text:span text:style-name="T1"> </text:span><text:span text:style-name="T3">ПЛ3</text:span></text:p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7">Суточная спектрограмма широкого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0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8">диапазона частот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1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0" text:outline-level="3"/>
          </table:table-cell>
          <table:covered-table-cell/>
        </table:table-row>
        <table:table-row table:style-name="Table89.1">
          <table:table-cell table:style-name="Table89.A2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2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29" table:number-columns-spanned="2" office:value-type="string">
            <text:h text:style-name="P52" text:outline-level="3"/>
          </table:table-cell>
          <table:covered-table-cell/>
        </table:table-row>
        <table:table-row table:style-name="Table89.1">
          <table:table-cell table:style-name="Table89.A30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30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1"/>
          </table:table-cell>
          <table:covered-table-cell/>
        </table:table-row>
        <table:table-row table:style-name="Table89.32">
          <table:table-cell table:style-name="Table89.A30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1"/>
          </table:table-cell>
          <table:covered-table-cell/>
        </table:table-row>
        <table:table-row table:style-name="Table89.1">
          <table:table-cell table:style-name="Table89.A33" office:value-type="string">
            <text:p text:style-name="P30"/>
          </table:table-cell>
          <table:table-cell table:style-name="Table89.A33" office:value-type="string">
            <text:p text:style-name="P34"/>
          </table:table-cell>
          <table:table-cell table:style-name="Table89.A33" office:value-type="string">
            <text:p text:style-name="P30"/>
          </table:table-cell>
          <table:table-cell table:style-name="Table89.A33" office:value-type="string">
            <text:p text:style-name="P36"/>
          </table:table-cell>
          <table:table-cell table:style-name="Table89.E33" office:value-type="string">
            <text:p text:style-name="P20"/>
          </table:table-cell>
          <table:table-cell table:style-name="Table89.E33" table:number-rows-spanned="3" table:number-columns-spanned="6" office:value-type="string">
            <text:p text:style-name="P2"/>
            <text:h text:style-name="P54" text:outline-level="4"><text:span text:style-name="T6">БГУИР ДП 1-</text:span><text:span text:style-name="T7">31 03 04 07 087</text:span><text:span text:style-name="T6"> </text:span><text:span text:style-name="T8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9.1">
          <table:table-cell table:style-name="Table89.A34" office:value-type="string">
            <text:p text:style-name="P22"/>
          </table:table-cell>
          <table:table-cell table:style-name="Table89.A34" office:value-type="string">
            <text:p text:style-name="P22"/>
          </table:table-cell>
          <table:table-cell table:style-name="Table89.A34" office:value-type="string">
            <text:p text:style-name="P23"/>
          </table:table-cell>
          <table:table-cell table:style-name="Table89.A34" office:value-type="string">
            <text:p text:style-name="P23"/>
          </table:table-cell>
          <table:table-cell table:style-name="Table89.E3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1">
          <table:table-cell table:style-name="Table89.A34" office:value-type="string">
            <text:p text:style-name="P30"/>
          </table:table-cell>
          <table:table-cell table:style-name="Table89.A34" office:value-type="string">
            <text:p text:style-name="P34"/>
          </table:table-cell>
          <table:table-cell table:style-name="Table89.A34" office:value-type="string">
            <text:p text:style-name="P30"/>
          </table:table-cell>
          <table:table-cell table:style-name="Table89.A34" office:value-type="string">
            <text:p text:style-name="P36"/>
          </table:table-cell>
          <table:table-cell table:style-name="Table89.E3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36">
          <table:table-cell table:style-name="Table89.A34" office:value-type="string">
            <text:p text:style-name="P31"><text:s/>Изм.</text:p>
          </table:table-cell>
          <table:table-cell table:style-name="Table89.A34" office:value-type="string">
            <text:p text:style-name="P37">Л.</text:p>
          </table:table-cell>
          <table:table-cell table:style-name="Table89.A34" office:value-type="string">
            <text:p text:style-name="P32"><text:span text:style-name="T8">№ докум</text:span><text:span text:style-name="T9">.</text:span></text:p>
          </table:table-cell>
          <table:table-cell table:style-name="Table89.A34" office:value-type="string">
            <text:p text:style-name="P35"><text:span text:style-name="T8">Подп</text:span><text:span text:style-name="T9">.</text:span></text:p>
          </table:table-cell>
          <table:table-cell table:style-name="Table89.E34" office:value-type="string">
            <text:p text:style-name="P21">Дата</text:p>
          </table:table-cell>
          <table:table-cell table:style-name="Table89.A34" table:number-rows-spanned="6" office:value-type="string">
            <text:p text:style-name="P28"/>
            <text:p text:style-name="P40">Программное средство для обнаружения радиосигналов с помощью SDR-приемника</text:p>
            <text:p text:style-name="P49">Ведомость дипломного <text:line-break/>проекта</text:p>
          </table:table-cell>
          <table:table-cell table:style-name="Table89.A34" table:number-columns-spanned="3" office:value-type="string">
            <text:p text:style-name="P4">Лит</text:p>
          </table:table-cell>
          <table:covered-table-cell/>
          <table:covered-table-cell/>
          <table:table-cell table:style-name="Table89.A34" office:value-type="string">
            <text:p text:style-name="P38"><text:s/>Лист</text:p>
          </table:table-cell>
          <table:table-cell table:style-name="Table89.E34" office:value-type="string">
            <text:p text:style-name="P33"><text:s text:c="2"/>Листов</text:p>
          </table:table-cell>
        </table:table-row>
        <table:table-row table:style-name="Table89.37">
          <table:table-cell table:style-name="Table89.A34" table:number-columns-spanned="2" office:value-type="string">
            <text:p text:style-name="P26">Разраб.</text:p>
          </table:table-cell>
          <table:covered-table-cell/>
          <table:table-cell table:style-name="Table89.A34" office:value-type="string">
            <text:p text:style-name="P47">Михолап А.А.</text:p>
          </table:table-cell>
          <table:table-cell table:style-name="Table89.A34" office:value-type="string">
            <text:p text:style-name="P43"/>
          </table:table-cell>
          <table:table-cell table:style-name="Table89.E37" office:value-type="string">
            <text:p text:style-name="P41"/>
          </table:table-cell>
          <table:covered-table-cell/>
          <table:table-cell table:style-name="Table89.A34" office:value-type="string">
            <text:p text:style-name="P39"/>
          </table:table-cell>
          <table:table-cell table:style-name="Table89.A34" office:value-type="string">
            <text:p text:style-name="P8">Т</text:p>
          </table:table-cell>
          <table:table-cell table:style-name="Table89.A34" office:value-type="string">
            <text:p text:style-name="P1"/>
          </table:table-cell>
          <table:table-cell table:style-name="Table89.A34" office:value-type="string">
            <text:p text:style-name="P8">7<text:span text:style-name="T14">7</text:span></text:p>
          </table:table-cell>
          <table:table-cell table:style-name="Table89.E34" office:value-type="string">
            <text:p text:style-name="P9">7<text:span text:style-name="T14">7</text:span></text:p>
          </table:table-cell>
        </table:table-row>
        <table:table-row table:style-name="Table89.38">
          <table:table-cell table:style-name="Table89.A34" table:number-columns-spanned="2" office:value-type="string">
            <text:p text:style-name="P26">Пров.</text:p>
          </table:table-cell>
          <table:covered-table-cell/>
          <table:table-cell table:style-name="Table89.A34" office:value-type="string">
            <text:p text:style-name="P44"><text:s/><text:span text:style-name="T12">Стержанов М.В.</text:span></text:p>
          </table:table-cell>
          <table:table-cell table:style-name="Table89.A34" office:value-type="string">
            <text:p text:style-name="P43"/>
          </table:table-cell>
          <table:table-cell table:style-name="Table89.E34" office:value-type="string">
            <text:p text:style-name="P42"/>
          </table:table-cell>
          <table:covered-table-cell/>
          <table:table-cell table:style-name="Table89.E34" table:number-rows-spanned="4" table:number-columns-spanned="5" office:value-type="string">
            <text:p text:style-name="P3"/>
            <text:p text:style-name="P3">Кафедра <text:span text:style-name="T11">Информатики</text:span></text:p>
            <text:p text:style-name="P3">гр. <text:span text:style-name="T11">052003</text:span>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89.39">
          <table:table-cell table:style-name="Table89.A34" table:number-columns-spanned="2" office:value-type="string">
            <text:p text:style-name="P46">Т.контр.</text:p>
          </table:table-cell>
          <table:covered-table-cell/>
          <table:table-cell table:style-name="Table89.A34" office:value-type="string">
            <text:p text:style-name="P44"><text:s/><text:span text:style-name="T12">Стержанов М.В.</text:span></text:p>
          </table:table-cell>
          <table:table-cell table:style-name="Table89.A34" office:value-type="string">
            <text:p text:style-name="P43"/>
          </table:table-cell>
          <table:table-cell table:style-name="Table89.E34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38">
          <table:table-cell table:style-name="Table89.A34" table:number-columns-spanned="2" office:value-type="string">
            <text:p text:style-name="P46">Н.контр.</text:p>
          </table:table-cell>
          <table:covered-table-cell/>
          <table:table-cell table:style-name="Table89.C40" office:value-type="string">
            <text:p text:style-name="P45"><text:span text:style-name="T9"><text:s/></text:span><text:span text:style-name="T10">Шиманский В.В.</text:span></text:p>
          </table:table-cell>
          <table:table-cell table:style-name="Table89.A34" office:value-type="string">
            <text:p text:style-name="P43"/>
          </table:table-cell>
          <table:table-cell table:style-name="Table89.E34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41">
          <table:table-cell table:style-name="Table89.A34" table:number-columns-spanned="2" office:value-type="string">
            <text:p text:style-name="P26">Утв.</text:p>
          </table:table-cell>
          <table:covered-table-cell/>
          <table:table-cell table:style-name="Table89.A34" office:value-type="string">
            <text:p text:style-name="P44"><text:s/><text:span text:style-name="T12">Волорова Н.А.</text:span></text:p>
          </table:table-cell>
          <table:table-cell table:style-name="Table89.A34" office:value-type="string">
            <text:p text:style-name="P43"/>
          </table:table-cell>
          <table:table-cell table:style-name="Table89.E34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402in" fo:text-align="center" style:justify-single-word="false" fo:text-indent="0in" style:auto-text-indent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98in" fo:margin-right="0in" fo:text-indent="0.4917in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0_Знак_20_Знак5" style:display-name=" Знак Знак5" style:family="text">
      <style:text-properties fo:font-size="16pt" fo:font-weight="bold" style:font-size-asian="16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36:25.114840550</meta:creation-date>
    <dc:date>2015-05-29T11:11:06.675247278</dc:date>
    <meta:editing-duration>PT16M37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60" meta:word-count="134" meta:character-count="873" meta:non-whitespace-character-count="791"/>
  </office:meta>
</office:document-meta>
</file>